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A000000B9FE7075A980C0B1E2.png" manifest:media-type="image/png"/>
  <manifest:file-entry manifest:full-path="Pictures/1000000100000918000006680BA1B531BC6ED2F3.png" manifest:media-type="image/png"/>
  <manifest:file-entry manifest:full-path="Pictures/1000000000000549000003331E6FA6A77EFE2BF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mana" svg:font-family="Timman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cm, 0.013cm, 0.044cm, 0.069cm)" draw:image-opacity="100%" style:mirror="none"/>
    </style:style>
    <style:style style:name="gr2" style:family="graphic" style:parent-style-name="standard">
      <style:graphic-properties draw:stroke="none" draw:fill-color="#0050ff" draw:opacity="100%" draw:opacity-name="Transparency_20_1" draw:textarea-horizontal-align="justify" draw:textarea-vertical-align="middle" draw:auto-grow-height="false" fo:min-height="10.479cm" fo:min-width="60.0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8.685cm" draw:shadow="hidden" draw:shadow-offset-x="0cm" draw:shadow-offset-y="0.106cm" draw:shadow-color="#000000" loext:shadow-blur="0.564cm"/>
      <style:paragraph-properties style:writing-mode="lr-tb"/>
    </style:style>
    <style:style style:name="gr4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2.919cm" fo:min-width="17.117cm"/>
    </style:style>
    <style:style style:name="gr5" style:family="graphic" style:parent-style-name="standard">
      <style:graphic-properties draw:stroke="none" svg:stroke-color="#000000" draw:fill="none" draw:fill-color="#ffffff" draw:opacity="100%" fo:min-height="3.42cm" draw:shadow="hidden" draw:shadow-offset-x="0cm" draw:shadow-offset-y="0.141cm" draw:shadow-color="#000000" loext:shadow-blur="0.28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cm" draw:shadow-offset-y="0.141cm" draw:shadow-color="#000000" loext:shadow-blur="0.282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2.919cm" fo:min-width="20.609cm"/>
    </style:style>
    <style:style style:name="gr8" style:family="graphic" style:parent-style-name="standard">
      <style:graphic-properties draw:stroke="none" svg:stroke-color="#000000" draw:fill="none" draw:fill-color="#ffffff" fo:min-height="1.857cm" draw:shadow="hidden" draw:shadow-offset-x="0cm" draw:shadow-offset-y="0.141cm" draw:shadow-color="#000000" loext:shadow-blur="0.28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50ff" draw:opacity="100%" draw:opacity-name="Transparency_20_1"/>
      <style:paragraph-properties fo:text-align="center"/>
    </style:style>
    <style:style style:name="P3" style:family="paragraph">
      <style:paragraph-properties fo:text-align="center"/>
      <style:text-properties fo:font-size="60pt" style:font-size-asian="64pt" style:font-size-complex="6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50ff" loext:opacity="100%" fo:font-size="60pt" fo:font-weight="bold" style:font-size-asian="64pt" style:font-weight-asian="bold" style:font-size-complex="64pt" style:font-weight-complex="bold"/>
    </style:style>
    <style:style style:name="P5" style:family="paragraph">
      <loext:graphic-properties draw:fill-color="#000000" draw:opacity="30%"/>
      <style:paragraph-properties fo:text-align="center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48pt" style:font-size-asian="48pt" style:font-size-complex="48pt"/>
    </style:style>
    <style:style style:name="P8" style:family="paragraph">
      <loext:graphic-properties draw:fill="none" draw:fill-color="#ffffff" draw:opacity="100%"/>
      <style:paragraph-properties fo:text-align="center" style:writing-mode="lr-tb"/>
      <style:text-properties fo:color="#ffffff" loext:opacity="100%" fo:font-size="48pt" style:font-size-asian="48pt" style:font-size-complex="48pt"/>
    </style:style>
    <style:style style:name="P9" style:family="paragraph">
      <style:paragraph-properties fo:text-align="center"/>
      <style:text-properties style:font-name="MathJax_Typewriter" fo:font-size="48pt" style:font-size-asian="48pt" style:font-size-complex="4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font-name="MathJax_Typewriter" fo:font-size="48pt" style:font-size-asian="48pt" style:font-size-complex="48pt"/>
    </style:style>
    <style:style style:name="T1" style:family="text">
      <style:text-properties fo:color="#ffffff" loext:opacity="100%" fo:font-weight="bold" style:font-size-asian="64pt" style:font-weight-asian="bold" style:font-size-complex="64pt" style:font-weight-complex="bold"/>
    </style:style>
    <style:style style:name="T2" style:family="text">
      <style:text-properties fo:color="#b2b2b2" loext:opacity="100%" fo:font-weight="bold" style:font-size-asian="64pt" style:font-weight-asian="bold" style:font-size-complex="64pt" style:font-weight-complex="bold"/>
    </style:style>
    <style:style style:name="T3" style:family="text">
      <style:text-properties fo:color="#ffffff" loext:opacity="100%" style:font-name="Timmana" fo:letter-spacing="0.12cm" fo:font-style="normal" fo:font-weight="bold" style:font-size-asian="64pt" style:font-style-asian="normal" style:font-weight-asian="bold" style:font-size-complex="64pt" style:font-style-complex="normal" style:font-weight-complex="bold"/>
    </style:style>
    <style:style style:name="T4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ffffff" loext:opacity="100%" style:font-name="MathJax_Typewriter" fo:font-size="32pt" style:text-underline-style="none" fo:font-weight="normal" style:font-size-asian="32pt" style:font-weight-asian="normal" style:font-size-complex="32pt" style:font-weight-complex="normal"/>
    </style:style>
    <style:style style:name="T6" style:family="text">
      <style:text-properties fo:color="#ffffff" loext:opacity="100%" style:font-name="MathJax_Typewriter" fo:font-size="32pt" style:text-underline-style="none" fo:font-weight="bold" style:font-size-asian="32pt" style:font-weight-asian="bold" style:font-size-complex="32pt" style:font-weight-complex="bold"/>
    </style:style>
    <style:style style:name="T7" style:family="text">
      <style:text-properties fo:color="#ffffff" loext:opacity="100%" style:font-name="MathJax_Typewriter" fo:font-size="48pt" fo:font-weight="normal" style:font-size-asian="48pt" style:font-weight-asian="normal" style:font-size-complex="48pt" style:font-weight-complex="normal"/>
    </style:style>
    <style:style style:name="T8" style:family="text">
      <style:text-properties fo:color="#ffffff" loext:opacity="100%" style:font-name="MathJax_Typewriter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0.52cm" svg:height="36.576cm" svg:x="-16.493cm" svg:y="-2.792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2" draw:text-style-name="P2" draw:layer="layout" svg:width="60.52cm" svg:height="10.729cm" svg:x="-16.493cm" svg:y="-2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8.246cm" svg:height="8.935cm" svg:x="-0.356cm" svg:y="-2.499cm">
          <draw:text-box>
            <text:p text:style-name="P3"><text:span text:style-name="T1">B</text:span><text:span text:style-name="T1">I</text:span><text:span text:style-name="T1">B</text:span><text:span text:style-name="T1">L</text:span><text:span text:style-name="T1">E</text:span><text:span text:style-name="T2">.</text:span><text:span text:style-name="T2">L</text:span><text:span text:style-name="T2">O</text:span><text:span text:style-name="T2">C</text:span><text:span text:style-name="T2">A</text:span><text:span text:style-name="T2">L</text:span></text:p>
            <text:p text:style-name="P3"><text:span text:style-name="T3">P</text:span><text:span text:style-name="T3">C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/text:p>
          </draw:text-box>
        </draw:frame>
        <draw:g>
          <draw:custom-shape draw:style-name="gr4" draw:text-style-name="P5" draw:layer="layout" svg:width="18.929cm" svg:height="4.481cm" svg:x="4.303cm" svg:y="8.92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14.019cm" svg:height="3.67cm" svg:x="8.141cm" svg:y="9.74cm">
            <draw:text-box>
              <text:p text:style-name="P6"><text:span text:style-name="T4">Living-Water-PC</text:span></text:p>
              <text:p text:style-name="P7"><text:span text:style-name="T5">password: </text:span><text:span text:style-name="T6">John4-14</text:span></text:p>
            </draw:text-box>
          </draw:frame>
          <draw:frame draw:style-name="gr6" draw:text-style-name="P1" draw:layer="layout" svg:width="2.258cm" svg:height="1.591cm" svg:x="5.379cm" svg:y="10.48cm">
            <draw:image xlink:href="Pictures/1000000100000918000006680BA1B531BC6ED2F3.png" xlink:type="simple" xlink:show="embed" xlink:actuate="onLoad" draw:mime-type="image/png">
              <text:p/>
            </draw:image>
          </draw:frame>
        </draw:g>
        <draw:g>
          <draw:custom-shape draw:style-name="gr7" draw:text-style-name="P5" draw:layer="layout" svg:width="22.421cm" svg:height="4.481cm" svg:x="2.557cm" svg:y="14.47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0" draw:layer="layout" svg:width="17.199cm" svg:height="2.107cm" svg:x="6.62cm" svg:y="15.844cm">
            <draw:text-box>
              <text:p text:style-name="P9"><text:span text:style-name="T7">http://</text:span><text:span text:style-name="T8">bible.local</text:span></text:p>
            </draw:text-box>
          </draw:frame>
          <draw:frame draw:style-name="gr6" draw:text-style-name="P1" draw:layer="layout" svg:width="1.977cm" svg:height="1.297cm" svg:x="4.143cm" svg:y="16.032cm">
            <draw:image xlink:href="Pictures/100000010000011A000000B9FE7075A980C0B1E2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mana" svg:font-family="Timm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1T12:54:28.643414654</meta:creation-date>
    <dc:date>2024-11-01T14:38:52.007356899</dc:date>
    <meta:editing-duration>PT14M49S</meta:editing-duration>
    <meta:editing-cycles>2</meta:editing-cycles>
    <meta:generator>LibreOffice/7.3.7.2$Linux_X86_64 LibreOffice_project/30$Build-2</meta:generator>
    <meta:document-statistic meta:object-count="11"/>
  </office:meta>
</office:document-meta>
</file>